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FormData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FormData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ynaFormData.putAll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ynaFormData.get( Object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FormData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FormData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FormData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FormData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FormData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FormData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FormData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FormData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